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.9000000000278799E-6" table:formula="of:=[.E2]" table:style-name="ce1">
            <text:p>2,9E-0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6000000000292E-5" table:formula="of:=[.E4]" table:style-name="ce1">
            <text:p>1,26E-05</text:p>
          </table:table-cell>
          <table:table-cell table:number-columns-repeated="2" table:style-name="ce1"/>
          <table:table-cell office:value-type="float" office:value="2.9000000000278799E-6" table:style-name="ce2">
            <text:p>2,90E-0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2999999999878701E-6" table:formula="of:=[.E6]" table:style-name="ce1">
            <text:p>7,3E-0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5999999999697396E-6" table:formula="of:=[.E8]" table:style-name="ce1">
            <text:p>8,6E-06</text:p>
          </table:table-cell>
          <table:table-cell table:number-columns-repeated="2" table:style-name="ce1"/>
          <table:table-cell office:value-type="float" office:value="1.26000000000292E-5" table:style-name="ce2">
            <text:p>1,26E-0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3999999999639901E-6" table:formula="of:=[.E10]" table:style-name="ce1">
            <text:p>8,4E-0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1000000000108695E-6" table:style-name="ce2">
            <text:p>8,10E-06</text:p>
          </table:table-cell>
          <table:table-cell table:number-columns-repeated="2" table:style-name="ce1"/>
          <table:table-cell office:value-type="float" office:value="7.2999999999878701E-6" table:style-name="ce2">
            <text:p>7,30E-0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9000000000051201E-6" table:style-name="ce2">
            <text:p>7,90E-0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.8000000000042498E-6" table:style-name="ce2">
            <text:p>9,80E-06</text:p>
          </table:table-cell>
          <table:table-cell table:number-columns-repeated="2" table:style-name="ce1"/>
          <table:table-cell office:value-type="float" office:value="8.5999999999697396E-6" table:style-name="ce2">
            <text:p>8,60E-06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0800000000033E-5" table:style-name="ce2">
            <text:p>1,08E-0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9000000000071202E-6" table:style-name="ce2">
            <text:p>9,90E-06</text:p>
          </table:table-cell>
          <table:table-cell table:number-columns-repeated="2" table:style-name="ce1"/>
          <table:table-cell office:value-type="float" office:value="8.3999999999639901E-6" table:style-name="ce2">
            <text:p>8,40E-06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3999999999927407E-6" table:style-name="ce2">
            <text:p>9,40E-06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9000000000071202E-6" table:style-name="ce2">
            <text:p>9,90E-06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00000000009999E-5" table:style-name="ce2">
            <text:p>1,00E-05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7400000000000701E-5" table:style-name="ce2">
            <text:p>1,74E-05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17000000000033E-5" table:style-name="ce2">
            <text:p>1,17E-05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3299999999993799E-5" table:style-name="ce2">
            <text:p>1,33E-05</text:p>
          </table:table-cell>
          <table:table-cell table:number-columns-repeated="5" table:style-name="ce1"/>
          <table:table-cell table:style-name="ce1">
            <draw:frame draw:z-index="1" draw:id="id0" draw:style-name="a0" draw:name="Graphique 1" svg:x="0.25833in" svg:y="0.17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2500000000026299E-5" table:style-name="ce2">
            <text:p>1,25E-05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22000000000177E-5" table:style-name="ce2">
            <text:p>1,22E-05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2300000000020601E-5" table:style-name="ce2">
            <text:p>1,23E-05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21999999999622E-5" table:style-name="ce2">
            <text:p>1,22E-05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2000000000011999E-5" table:style-name="ce2">
            <text:p>1,20E-05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2300000000020601E-5" table:style-name="ce2">
            <text:p>1,23E-05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22000000000177E-5" table:style-name="ce2">
            <text:p>1,22E-05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21000000000148E-5" table:style-name="ce2">
            <text:p>1,21E-05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19000000000091E-5" table:style-name="ce2">
            <text:p>1,19E-0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2899999999982301E-5" table:style-name="ce2">
            <text:p>1,29E-05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21999999999622E-5" table:style-name="ce2">
            <text:p>1,22E-05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31000000000436E-5" table:style-name="ce2">
            <text:p>1,31E-05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2000000000011999E-5" table:style-name="ce2">
            <text:p>1,20E-05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22999999999651E-5" table:style-name="ce2">
            <text:p>1,23E-05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19000000000091E-5" table:style-name="ce2">
            <text:p>1,19E-05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42000000000197E-5" table:style-name="ce2">
            <text:p>1,42E-05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42000000000197E-5" table:style-name="ce2">
            <text:p>1,42E-05</text:p>
          </table:table-cell>
          <table:table-cell table:number-columns-repeated="16382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4300000000022601E-5" table:style-name="ce2">
            <text:p>1,43E-05</text:p>
          </table:table-cell>
          <table:table-cell table:number-columns-repeated="16382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3800000000008199E-5" table:style-name="ce2">
            <text:p>1,38E-05</text:p>
          </table:table-cell>
          <table:table-cell table:number-columns-repeated="1638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4100000000016801E-5" table:style-name="ce2">
            <text:p>1,41E-05</text:p>
          </table:table-cell>
          <table:table-cell table:number-columns-repeated="16382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4199999999964201E-5" table:style-name="ce2">
            <text:p>1,42E-0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4100000000016801E-5" table:style-name="ce2">
            <text:p>1,41E-05</text:p>
          </table:table-cell>
          <table:table-cell table:number-columns-repeated="2" table:style-name="ce1"/>
          <table:table-cell office:value-type="string" table:style-name="ce1">
            <text:p>1.4300000000022628e-0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4399999999969899E-5" table:style-name="ce2">
            <text:p>1,44E-05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4000000000014E-5" table:style-name="ce2">
            <text:p>1,40E-05</text:p>
          </table:table-cell>
          <table:table-cell table:number-columns-repeated="2" table:style-name="ce1"/>
          <table:table-cell office:value-type="string" table:style-name="ce1">
            <text:p>1.380000000000825e-0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4100000000016801E-5" table:style-name="ce2">
            <text:p>1,41E-05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4100000000016801E-5" table:style-name="ce2">
            <text:p>1,41E-05</text:p>
          </table:table-cell>
          <table:table-cell table:number-columns-repeated="2" table:style-name="ce1"/>
          <table:table-cell office:value-type="string" table:style-name="ce1">
            <text:p>1.4100000000016877e-0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57000000000073E-5" table:style-name="ce2">
            <text:p>1,57E-05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4899999999984301E-5" table:style-name="ce2">
            <text:p>1,49E-05</text:p>
          </table:table-cell>
          <table:table-cell table:number-columns-repeated="2" table:style-name="ce1"/>
          <table:table-cell office:value-type="string" table:style-name="ce1">
            <text:p>1.4199999999964241e-0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47999999999814E-5" table:style-name="ce2">
            <text:p>1,48E-0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4899999999984301E-5" table:style-name="ce2">
            <text:p>1,49E-05</text:p>
          </table:table-cell>
          <table:table-cell table:number-columns-repeated="2" table:style-name="ce1"/>
          <table:table-cell office:value-type="string" table:style-name="ce1">
            <text:p>1.4100000000016877e-0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table:number-columns-repeated="3" table:style-name="ce1"/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3" table:style-name="ce1"/>
          <table:table-cell office:value-type="string" table:style-name="ce1">
            <text:p>1.4399999999969992e-0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table:number-columns-repeated="3" table:style-name="ce1"/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1">
            <text:p>1.4000000000014001e-0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table:number-columns-repeated="3" table:style-name="ce1"/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3" table:style-name="ce1"/>
          <table:table-cell office:value-type="string" table:style-name="ce1">
            <text:p>1.4100000000016877e-0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table:number-columns-repeated="3" table:style-name="ce1"/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string" table:style-name="ce1">
            <text:p>1.4100000000016877e-0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3" table:style-name="ce1"/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table:number-columns-repeated="3" table:style-name="ce1"/>
          <table:table-cell office:value-type="string" table:style-name="ce1">
            <text:p>1.5700000000007375e-05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3" table:style-name="ce1"/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3" table:style-name="ce1"/>
          <table:table-cell office:value-type="string" table:style-name="ce1">
            <text:p>1.489999999998437e-05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3" table:style-name="ce1"/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">
            <text:p>1.4799999999981495e-0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3" table:style-name="ce1"/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table:number-columns-repeated="3" table:style-name="ce1"/>
          <table:table-cell office:value-type="string" table:style-name="ce1">
            <text:p>1.489999999998437e-0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3" table:style-name="ce1"/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3" table:style-name="ce1"/>
          <table:table-cell office:value-type="string" table:style-name="ce1">
            <text:p>1.489999999998437e-0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3" table:style-name="ce1"/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3" table:style-name="ce1"/>
          <table:table-cell office:value-type="string" table:style-name="ce1">
            <text:p>1.4699999999978619e-0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3" table:style-name="ce1"/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3" table:style-name="ce1"/>
          <table:table-cell office:value-type="string" table:style-name="ce1">
            <text:p>1.4499999999972868e-0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3" table:style-name="ce1"/>
          <table:table-cell office:value-type="string" table:style-name="ce1">
            <text:p>1.4100000000016877e-0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table:number-columns-repeated="3" table:style-name="ce1"/>
          <table:table-cell office:value-type="string" table:style-name="ce1">
            <text:p>1.4100000000016877e-0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table:number-columns-repeated="3" table:style-name="ce1"/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table:number-columns-repeated="3" table:style-name="ce1"/>
          <table:table-cell office:value-type="string" table:style-name="ce1">
            <text:p>1.5700000000007375e-0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table:number-columns-repeated="3" table:style-name="ce1"/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3" table:style-name="ce1"/>
          <table:table-cell office:value-type="string" table:style-name="ce1">
            <text:p>1.489999999998437e-0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table:number-columns-repeated="3" table:style-name="ce1"/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table:number-columns-repeated="3" table:style-name="ce1"/>
          <table:table-cell office:value-type="string" table:style-name="ce1">
            <text:p>1.4799999999981495e-0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table:number-columns-repeated="3" table:style-name="ce1"/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table:number-columns-repeated="3" table:style-name="ce1"/>
          <table:table-cell office:value-type="string" table:style-name="ce1">
            <text:p>1.489999999998437e-0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table:number-columns-repeated="3" table:style-name="ce1"/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table:number-columns-repeated="3" table:style-name="ce1"/>
          <table:table-cell office:value-type="string" table:style-name="ce1">
            <text:p>1.489999999998437e-0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3" table:style-name="ce1"/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table:number-columns-repeated="3" table:style-name="ce1"/>
          <table:table-cell office:value-type="string" table:style-name="ce1">
            <text:p>1.4699999999978619e-05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table:number-columns-repeated="3" table:style-name="ce1"/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1.4499999999972868e-05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1.5700000000007375e-05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1.489999999998437e-05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1.4799999999981495e-05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1.489999999998437e-05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1.489999999998437e-05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1.4699999999978619e-0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">
            <text:p>1.4499999999972868e-05</text:p>
          </table:table-cell>
          <table:table-cell table:number-columns-repeated="16379"/>
        </table:table-row>
        <table:table-row table:number-rows-repeated="10484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19</meta:generator>
    <meta:initial-creator>Alexandra Dereze</meta:initial-creator>
    <dc:creator>Alexandra Dereze</dc:creator>
    <meta:creation-date>2021-03-31T18:51:33Z</meta:creation-date>
    <dc:date>2021-03-31T19:14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ed7d31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regression-type="linear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emps d'éxécution de la fonction fibonacci logarithmiqu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s (en seconde)</text:p>
            </chart:title>
            <chart:grid chart:class="major" chart:style-name="GMa1"/>
          </chart:axis>
          <chart:series chart:values-cell-range-address="Feuil1.$B$1:.$B$46" chart:class="chart:scatter" chart:attached-axis="primary-y" chart:style-name="G0S1">
            <chart:domain table:cell-range-address="Feuil1.$A$1:.$A$46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4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